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Vehicle 1</text:p>
          </table:table-cell>
          <table:table-cell office:value-type="string" calcext:value-type="string">
            <text:p>Vehicle 2</text:p>
          </table:table-cell>
          <table:table-cell office:value-type="string" calcext:value-type="string">
            <text:p>Vehicle 3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ost per km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Cost per kg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st fix</text:p>
          </table:table-cell>
          <table:table-cell table:number-columns-repeated="3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ost stop</text:p>
          </table:table-cell>
          <table:table-cell table:number-columns-repeated="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otal dist</text:p>
          </table:table-cell>
          <table:table-cell table:number-columns-repeated="3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Max weight</text:p>
          </table:table-cell>
          <table:table-cell table:number-columns-repeated="3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Driven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ops</text:p>
          </table:table-cell>
          <table:table-cell table:number-columns-repeated="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tal cost</text:p>
          </table:table-cell>
          <table:table-cell table:formula="of:=+[.B2]*[.B6]+[.B3]*[.B7]+[.B8]*[.B4]+[.B5]*[.B9]" office:value-type="float" office:value="250" calcext:value-type="float">
            <text:p>250</text:p>
          </table:table-cell>
          <table:table-cell table:formula="of:=+[.C2]*[.C6]+[.C3]*[.C7]+[.C8]*[.C4]+[.C5]*[.C9]" office:value-type="float" office:value="250" calcext:value-type="float">
            <text:p>250</text:p>
          </table:table-cell>
          <table:table-cell table:formula="of:=+[.D2]*[.D6]+[.D3]*[.D7]+[.D8]*[.D4]+[.D5]*[.D9]" office:value-type="float" office:value="250" calcext:value-type="float">
            <text:p>250</text:p>
          </table:table-cell>
          <table:table-cell table:formula="of:=+SUM([.B10:.D10])" office:value-type="float" office:value="750" calcext:value-type="float">
            <text:p>750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utstanding amoun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Kinderwagen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eds carseat and needs to be big enoungh, jogging friedly</text:p>
          </table:table-cell>
        </table:table-row>
        <table:table-row table:style-name="ro1">
          <table:table-cell office:value-type="string" calcext:value-type="string">
            <text:p>Sleeping bag for outside for wagon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by Träger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by TrageTuch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istellbet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eds universal size matrass</text:p>
          </table:table-cell>
        </table:table-row>
        <table:table-row table:style-name="ro1">
          <table:table-cell office:value-type="string" calcext:value-type="string">
            <text:p>Baby Talkie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th Camera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Clean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ckelkommode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ckelauflage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ckel unterlage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by tu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arming lam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anding</text:p>
          </table:table-cell>
        </table:table-row>
        <table:table-row table:style-name="ro1">
          <table:table-cell office:value-type="string" calcext:value-type="string">
            <text:p>Cleaning cloths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aby wipes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otion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eilwolle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wder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nden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Clothes et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lleWalk suit 2x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ze?</text:p>
          </table:table-cell>
        </table:table-row>
        <table:table-row table:style-name="ro1">
          <table:table-cell office:value-type="string" calcext:value-type="string">
            <text:p>Hats 4x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loves 4x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2x Sleeping bag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ze?</text:p>
          </table:table-cell>
        </table:table-row>
        <table:table-row table:style-name="ro1">
          <table:table-cell office:value-type="string" calcext:value-type="string">
            <text:p>Thick Socks 3x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eusable dipers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ot nessecarily more environmental friendly, choose good dipers instead, and try without</text:p>
          </table:table-cell>
        </table:table-row>
        <table:table-row table:style-name="ro1">
          <table:table-cell office:value-type="string" calcext:value-type="string">
            <text:p>Cleaning cloths 15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In Baumwolle/ecological, hamp etc in different sizes etc</text:p>
          </table:table-cell>
        </table:table-row>
        <table:table-row table:style-name="ro1">
          <table:table-cell office:value-type="string" calcext:value-type="string">
            <text:p>KrabbelDecke</text:p>
          </table:table-cell>
          <table:table-cell office:value-type="string" calcext:value-type="string">
            <text:p>Mamma</text:p>
          </table:table-cell>
          <table:table-cell office:value-type="string" calcext:value-type="string">
            <text:p>Bomull</text:p>
          </table:table-cell>
          <table:table-cell office:value-type="string" calcext:value-type="string">
            <text:p>Mum,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odies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Longsleeves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nepiece</text:p>
          </table:table-cell>
          <table:table-cell table:number-columns-repeated="2"/>
          <table:table-cell office:value-type="string" calcext:value-type="string">
            <text:p>2x Mum, 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weaters wool</text:p>
          </table:table-cell>
          <table:table-cell table:number-columns-repeated="2"/>
          <table:table-cell office:value-type="string" calcext:value-type="string">
            <text:p>1x Mum,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yjamas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ights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carf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gins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mekke</text:p>
          </table:table-cell>
          <table:table-cell table:number-columns-repeated="2"/>
          <table:table-cell office:value-type="string" calcext:value-type="string">
            <text:p>2x Mu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Breast fee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east pad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ast pum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ursing pillo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relabor b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, Krankenkassekar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rthpl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spital paperwo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ss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hro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jam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ipp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iletri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ac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e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arg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hing su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fortable clothes/change/sho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er with movie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After labor ba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erwear materni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fy cloth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sing bras with pad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ac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sh nightgo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ok on newborn c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ebook and p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ing home outfit m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oing home outfit bab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sea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y blanket war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/00/0000</text:date>, <text:time style:data-style-name="N2" text:time-value="14:43:57.015631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8:59:44.023384919</meta:creation-date>
    <dc:date>2019-03-21T15:57:31.622427152</dc:date>
    <meta:editing-duration>PT17M1S</meta:editing-duration>
    <meta:editing-cycles>3</meta:editing-cycles>
    <meta:generator>LibreOffice/6.0.7.3$Linux_X86_64 LibreOffice_project/00m0$Build-3</meta:generator>
    <meta:document-statistic meta:table-count="2" meta:cell-count="204" meta:object-count="0"/>
  </office:meta>
</office:document-meta>
</file>